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fr" fo:country="FR" officeooo:paragraph-rsid="001e90c3"/>
    </style:style>
    <style:style style:name="P2" style:family="paragraph" style:parent-style-name="Standard">
      <style:paragraph-properties>
        <style:tab-stops>
          <style:tab-stop style:position="4.313cm"/>
        </style:tab-stops>
      </style:paragraph-properties>
      <style:text-properties fo:language="fr" fo:country="FR" officeooo:paragraph-rsid="00202935"/>
    </style:style>
    <style:style style:name="P3" style:family="paragraph" style:parent-style-name="Standard">
      <style:paragraph-properties>
        <style:tab-stops>
          <style:tab-stop style:position="4.313cm"/>
        </style:tab-stops>
      </style:paragraph-properties>
      <style:text-properties fo:language="fr" fo:country="FR" officeooo:paragraph-rsid="002323f5"/>
    </style:style>
    <style:style style:name="P4" style:family="paragraph" style:parent-style-name="Standard">
      <style:paragraph-properties>
        <style:tab-stops>
          <style:tab-stop style:position="4.313cm"/>
        </style:tab-stops>
      </style:paragraph-properties>
      <style:text-properties fo:language="fr" fo:country="FR" officeooo:paragraph-rsid="0025c619"/>
    </style:style>
    <style:style style:name="P5" style:family="paragraph" style:parent-style-name="Standard">
      <style:paragraph-properties>
        <style:tab-stops>
          <style:tab-stop style:position="4.313cm"/>
        </style:tab-stops>
      </style:paragraph-properties>
      <style:text-properties fo:language="fr" fo:country="FR" officeooo:paragraph-rsid="0027ee50"/>
    </style:style>
    <style:style style:name="P6" style:family="paragraph" style:parent-style-name="Standard">
      <style:paragraph-properties>
        <style:tab-stops>
          <style:tab-stop style:position="4.313cm"/>
        </style:tab-stops>
      </style:paragraph-properties>
      <style:text-properties fo:language="fr" fo:country="FR" officeooo:paragraph-rsid="002c2b70"/>
    </style:style>
    <style:style style:name="P7" style:family="paragraph" style:parent-style-name="Standard">
      <style:paragraph-properties>
        <style:tab-stops>
          <style:tab-stop style:position="4.313cm"/>
        </style:tab-stops>
      </style:paragraph-properties>
      <style:text-properties fo:language="fr" fo:country="FR" officeooo:paragraph-rsid="002c9068"/>
    </style:style>
    <style:style style:name="P8" style:family="paragraph" style:parent-style-name="Standard">
      <style:paragraph-properties>
        <style:tab-stops>
          <style:tab-stop style:position="4.313cm"/>
        </style:tab-stops>
      </style:paragraph-properties>
      <style:text-properties fo:language="fr" fo:country="FR" officeooo:paragraph-rsid="002ca74f"/>
    </style:style>
    <style:style style:name="P9" style:family="paragraph" style:parent-style-name="Standard">
      <style:paragraph-properties>
        <style:tab-stops>
          <style:tab-stop style:position="4.313cm"/>
        </style:tab-stops>
      </style:paragraph-properties>
      <style:text-properties fo:language="fr" fo:country="FR" officeooo:paragraph-rsid="003091bb"/>
    </style:style>
    <style:style style:name="P10" style:family="paragraph" style:parent-style-name="Standard">
      <style:paragraph-properties>
        <style:tab-stops>
          <style:tab-stop style:position="4.313cm"/>
        </style:tab-stops>
      </style:paragraph-properties>
      <style:text-properties fo:language="fr" fo:country="FR" officeooo:paragraph-rsid="00334da0"/>
    </style:style>
    <style:style style:name="P11" style:family="paragraph" style:parent-style-name="Standard">
      <style:paragraph-properties>
        <style:tab-stops>
          <style:tab-stop style:position="4.313cm"/>
        </style:tab-stops>
      </style:paragraph-properties>
      <style:text-properties fo:language="fr" fo:country="FR" officeooo:paragraph-rsid="0037f49b"/>
    </style:style>
    <style:style style:name="P12" style:family="paragraph" style:parent-style-name="Standard">
      <style:paragraph-properties>
        <style:tab-stops>
          <style:tab-stop style:position="4.313cm"/>
        </style:tab-stops>
      </style:paragraph-properties>
      <style:text-properties fo:color="#dc2300" fo:font-size="18pt" fo:language="fr" fo:country="FR" style:text-underline-style="solid" style:text-underline-width="auto" style:text-underline-color="font-color" fo:font-weight="bold" officeooo:paragraph-rsid="00351da3" style:font-size-asian="18pt" style:font-weight-asian="bold" style:font-size-complex="18pt" style:font-weight-complex="bold"/>
    </style:style>
    <style:style style:name="P13" style:family="paragraph" style:parent-style-name="Standard">
      <style:paragraph-properties fo:break-before="page">
        <style:tab-stops>
          <style:tab-stop style:position="4.313cm"/>
        </style:tab-stops>
      </style:paragraph-properties>
      <style:text-properties fo:language="fr" fo:country="FR" fo:font-weight="bold" officeooo:paragraph-rsid="0024fe38" style:font-weight-asian="bold" style:font-weight-complex="bold"/>
    </style:style>
    <style:style style:name="P14" style:family="paragraph" style:parent-style-name="Standard">
      <style:paragraph-properties fo:text-align="center" style:justify-single-word="false"/>
      <style:text-properties style:font-name="Times New Roman" fo:font-size="12pt" fo:language="fr" fo:country="FR" fo:font-weight="bold" officeooo:rsid="001c7a97" officeooo:paragraph-rsid="001c7a97" style:font-size-asian="12pt" style:font-weight-asian="bold" style:font-size-complex="12pt" style:font-weight-complex="bold"/>
    </style:style>
    <style:style style:name="P15" style:family="paragraph" style:parent-style-name="Standard">
      <style:text-properties style:font-name="Times New Roman" fo:font-size="12pt" fo:language="fr" fo:country="FR" fo:font-weight="normal" officeooo:rsid="001c7a97" officeooo:paragraph-rsid="001c7a97" style:font-size-asian="12pt" style:font-weight-asian="normal" style:font-size-complex="12pt" style:font-weight-complex="normal"/>
    </style:style>
    <style:style style:name="P16" style:family="paragraph" style:parent-style-name="Standard">
      <style:text-properties fo:language="fr" fo:country="FR" officeooo:rsid="001c7a97" officeooo:paragraph-rsid="001c7a97"/>
    </style:style>
    <style:style style:name="P17" style:family="paragraph" style:parent-style-name="Standard">
      <style:paragraph-properties>
        <style:tab-stops>
          <style:tab-stop style:position="4.313cm"/>
        </style:tab-stops>
      </style:paragraph-properties>
      <style:text-properties fo:language="fr" fo:country="FR" officeooo:rsid="001c7a97" officeooo:paragraph-rsid="001c7a97"/>
    </style:style>
    <style:style style:name="P18" style:family="paragraph" style:parent-style-name="Standard">
      <style:text-properties fo:language="fr" fo:country="FR" officeooo:rsid="001c7a97" officeooo:paragraph-rsid="004231d3"/>
    </style:style>
    <style:style style:name="P19" style:family="paragraph" style:parent-style-name="Standard" style:list-style-name="L1">
      <style:paragraph-properties>
        <style:tab-stops>
          <style:tab-stop style:position="4.313cm"/>
        </style:tab-stops>
      </style:paragraph-properties>
      <style:text-properties fo:language="fr" fo:country="FR" officeooo:paragraph-rsid="0022efaf"/>
    </style:style>
    <style:style style:name="P20" style:family="paragraph" style:parent-style-name="Standard">
      <style:paragraph-properties>
        <style:tab-stops>
          <style:tab-stop style:position="4.313cm"/>
        </style:tab-stops>
      </style:paragraph-properties>
      <style:text-properties fo:language="fr" fo:country="FR" officeooo:rsid="002323f5" officeooo:paragraph-rsid="00202935"/>
    </style:style>
    <style:style style:name="P21" style:family="paragraph" style:parent-style-name="Standard">
      <style:paragraph-properties>
        <style:tab-stops>
          <style:tab-stop style:position="4.313cm"/>
        </style:tab-stops>
      </style:paragraph-properties>
      <style:text-properties fo:language="fr" fo:country="FR" officeooo:rsid="002323f5" officeooo:paragraph-rsid="002323f5"/>
    </style:style>
    <style:style style:name="P22" style:family="paragraph" style:parent-style-name="Standard">
      <style:paragraph-properties>
        <style:tab-stops>
          <style:tab-stop style:position="4.313cm"/>
        </style:tab-stops>
      </style:paragraph-properties>
      <style:text-properties fo:language="fr" fo:country="FR" officeooo:rsid="002323f5" officeooo:paragraph-rsid="0024fe38"/>
    </style:style>
    <style:style style:name="P23" style:family="paragraph" style:parent-style-name="Standard">
      <style:paragraph-properties>
        <style:tab-stops>
          <style:tab-stop style:position="4.313cm"/>
        </style:tab-stops>
      </style:paragraph-properties>
      <style:text-properties fo:language="fr" fo:country="FR" officeooo:rsid="00202935" officeooo:paragraph-rsid="0024fe38"/>
    </style:style>
    <style:style style:name="P24" style:family="paragraph" style:parent-style-name="Standard">
      <style:paragraph-properties>
        <style:tab-stops>
          <style:tab-stop style:position="4.313cm"/>
        </style:tab-stops>
      </style:paragraph-properties>
      <style:text-properties fo:language="fr" fo:country="FR" officeooo:rsid="0025c619" officeooo:paragraph-rsid="0025c619"/>
    </style:style>
    <style:style style:name="P25" style:family="paragraph" style:parent-style-name="Standard">
      <style:paragraph-properties>
        <style:tab-stops>
          <style:tab-stop style:position="4.313cm"/>
        </style:tab-stops>
      </style:paragraph-properties>
      <style:text-properties fo:language="fr" fo:country="FR" officeooo:rsid="0027ee50" officeooo:paragraph-rsid="0027ee50"/>
    </style:style>
    <style:style style:name="P26" style:family="paragraph" style:parent-style-name="Standard">
      <style:paragraph-properties>
        <style:tab-stops>
          <style:tab-stop style:position="4.313cm"/>
        </style:tab-stops>
      </style:paragraph-properties>
      <style:text-properties fo:language="fr" fo:country="FR" officeooo:rsid="002a4578" officeooo:paragraph-rsid="002a4578"/>
    </style:style>
    <style:style style:name="P27" style:family="paragraph" style:parent-style-name="Standard">
      <style:paragraph-properties>
        <style:tab-stops>
          <style:tab-stop style:position="4.313cm"/>
        </style:tab-stops>
      </style:paragraph-properties>
      <style:text-properties fo:language="fr" fo:country="FR" officeooo:rsid="002c2b70" officeooo:paragraph-rsid="002c2b70"/>
    </style:style>
    <style:style style:name="P28" style:family="paragraph" style:parent-style-name="Standard">
      <style:paragraph-properties>
        <style:tab-stops>
          <style:tab-stop style:position="4.313cm"/>
        </style:tab-stops>
      </style:paragraph-properties>
      <style:text-properties fo:language="fr" fo:country="FR" fo:font-weight="bold" officeooo:rsid="00202935" officeooo:paragraph-rsid="0024fe38" style:font-weight-asian="bold" style:font-weight-complex="bold"/>
    </style:style>
    <style:style style:name="P29" style:family="paragraph" style:parent-style-name="Standard">
      <style:paragraph-properties>
        <style:tab-stops>
          <style:tab-stop style:position="4.313cm"/>
        </style:tab-stops>
      </style:paragraph-properties>
      <style:text-properties fo:language="fr" fo:country="FR" fo:font-weight="bold" officeooo:rsid="002323f5" officeooo:paragraph-rsid="0024fe38" style:font-weight-asian="bold" style:font-weight-complex="bold"/>
    </style:style>
    <style:style style:name="P30" style:family="paragraph" style:parent-style-name="Standard">
      <style:paragraph-properties>
        <style:tab-stops>
          <style:tab-stop style:position="4.313cm"/>
        </style:tab-stops>
      </style:paragraph-properties>
      <style:text-properties fo:language="fr" fo:country="FR" officeooo:rsid="002c9068" officeooo:paragraph-rsid="002c9068"/>
    </style:style>
    <style:style style:name="P31" style:family="paragraph" style:parent-style-name="Standard">
      <style:paragraph-properties>
        <style:tab-stops>
          <style:tab-stop style:position="4.313cm"/>
        </style:tab-stops>
      </style:paragraph-properties>
      <style:text-properties fo:language="fr" fo:country="FR" officeooo:rsid="002ca74f" officeooo:paragraph-rsid="002ca74f"/>
    </style:style>
    <style:style style:name="P32" style:family="paragraph" style:parent-style-name="Standard">
      <style:paragraph-properties>
        <style:tab-stops>
          <style:tab-stop style:position="4.313cm"/>
        </style:tab-stops>
      </style:paragraph-properties>
      <style:text-properties fo:language="fr" fo:country="FR" fo:font-weight="normal" officeooo:rsid="002323f5" officeooo:paragraph-rsid="0024fe38" style:font-weight-asian="normal" style:font-weight-complex="normal"/>
    </style:style>
    <style:style style:name="P33" style:family="paragraph" style:parent-style-name="Standard">
      <style:paragraph-properties>
        <style:tab-stops>
          <style:tab-stop style:position="4.313cm"/>
        </style:tab-stops>
      </style:paragraph-properties>
      <style:text-properties fo:language="fr" fo:country="FR" fo:font-weight="normal" officeooo:rsid="002ca74f" officeooo:paragraph-rsid="002ca74f" style:font-weight-asian="normal" style:font-weight-complex="normal"/>
    </style:style>
    <style:style style:name="P34" style:family="paragraph" style:parent-style-name="Standard">
      <style:paragraph-properties>
        <style:tab-stops>
          <style:tab-stop style:position="4.313cm"/>
        </style:tab-stops>
      </style:paragraph-properties>
      <style:text-properties fo:language="fr" fo:country="FR" officeooo:rsid="003091bb" officeooo:paragraph-rsid="003091bb"/>
    </style:style>
    <style:style style:name="P35" style:family="paragraph" style:parent-style-name="Standard">
      <style:paragraph-properties>
        <style:tab-stops>
          <style:tab-stop style:position="4.313cm"/>
        </style:tab-stops>
      </style:paragraph-properties>
      <style:text-properties fo:language="fr" fo:country="FR" officeooo:rsid="0031e80b" officeooo:paragraph-rsid="003091bb"/>
    </style:style>
    <style:style style:name="P36" style:family="paragraph" style:parent-style-name="Standard">
      <style:paragraph-properties>
        <style:tab-stops>
          <style:tab-stop style:position="4.313cm"/>
        </style:tab-stops>
      </style:paragraph-properties>
      <style:text-properties fo:language="fr" fo:country="FR" officeooo:rsid="0032e4b2" officeooo:paragraph-rsid="0032e4b2"/>
    </style:style>
    <style:style style:name="P37" style:family="paragraph" style:parent-style-name="Standard">
      <style:paragraph-properties>
        <style:tab-stops>
          <style:tab-stop style:position="4.313cm"/>
        </style:tab-stops>
      </style:paragraph-properties>
      <style:text-properties fo:language="fr" fo:country="FR" officeooo:rsid="0034069b" officeooo:paragraph-rsid="00334da0"/>
    </style:style>
    <style:style style:name="P38" style:family="paragraph" style:parent-style-name="Standard">
      <style:paragraph-properties>
        <style:tab-stops>
          <style:tab-stop style:position="4.313cm"/>
        </style:tab-stops>
      </style:paragraph-properties>
      <style:text-properties fo:language="fr" fo:country="FR" style:text-underline-style="solid" style:text-underline-width="auto" style:text-underline-color="font-color" fo:font-weight="bold" officeooo:rsid="00351da3" officeooo:paragraph-rsid="00351da3" style:font-weight-asian="bold" style:font-weight-complex="bold"/>
    </style:style>
    <style:style style:name="P39" style:family="paragraph" style:parent-style-name="Standard">
      <style:paragraph-properties>
        <style:tab-stops>
          <style:tab-stop style:position="4.313cm"/>
        </style:tab-stops>
      </style:paragraph-properties>
      <style:text-properties fo:language="fr" fo:country="FR" officeooo:rsid="00351da3" officeooo:paragraph-rsid="00351da3"/>
    </style:style>
    <style:style style:name="P40" style:family="paragraph" style:parent-style-name="Standard">
      <style:paragraph-properties>
        <style:tab-stops>
          <style:tab-stop style:position="4.313cm"/>
        </style:tab-stops>
      </style:paragraph-properties>
      <style:text-properties fo:language="fr" fo:country="FR" officeooo:rsid="003ac6bc" officeooo:paragraph-rsid="003ac6bc"/>
    </style:style>
    <style:style style:name="P41" style:family="paragraph" style:parent-style-name="Standard">
      <style:paragraph-properties>
        <style:tab-stops>
          <style:tab-stop style:position="4.313cm"/>
        </style:tab-stops>
      </style:paragraph-properties>
      <style:text-properties fo:language="fr" fo:country="FR" officeooo:rsid="0035f9da" officeooo:paragraph-rsid="0035f9da"/>
    </style:style>
    <style:style style:name="P42" style:family="paragraph" style:parent-style-name="Standard">
      <style:paragraph-properties>
        <style:tab-stops>
          <style:tab-stop style:position="4.313cm"/>
        </style:tab-stops>
      </style:paragraph-properties>
      <style:text-properties fo:language="fr" fo:country="FR" officeooo:rsid="0037f49b" officeooo:paragraph-rsid="0037f49b"/>
    </style:style>
    <style:style style:name="P43" style:family="paragraph" style:parent-style-name="Standard" style:list-style-name="L2">
      <style:paragraph-properties fo:margin-left="-5.002cm" fo:margin-right="0cm" fo:text-indent="0cm" style:auto-text-indent="false">
        <style:tab-stops>
          <style:tab-stop style:position="4.313cm"/>
        </style:tab-stops>
      </style:paragraph-properties>
      <style:text-properties fo:language="fr" fo:country="FR" officeooo:paragraph-rsid="002323f5"/>
    </style:style>
    <style:style style:name="P44" style:family="paragraph" style:parent-style-name="Standard">
      <style:paragraph-properties fo:break-before="page">
        <style:tab-stops>
          <style:tab-stop style:position="4.313cm"/>
        </style:tab-stops>
      </style:paragraph-properties>
      <style:text-properties fo:language="fr" fo:country="FR" fo:font-weight="bold" officeooo:rsid="002323f5" officeooo:paragraph-rsid="0024fe38" style:font-weight-asian="bold" style:font-weight-complex="bold"/>
    </style:style>
    <style:style style:name="P45" style:family="paragraph" style:parent-style-name="Standard">
      <style:paragraph-properties fo:break-before="page">
        <style:tab-stops>
          <style:tab-stop style:position="4.313cm"/>
        </style:tab-stops>
      </style:paragraph-properties>
      <style:text-properties fo:language="fr" fo:country="FR" officeooo:rsid="002323f5" officeooo:paragraph-rsid="0024fe38"/>
    </style:style>
    <style:style style:name="P46" style:family="paragraph" style:parent-style-name="Heading_20_5">
      <style:paragraph-properties fo:text-align="center" style:justify-single-word="false"/>
      <style:text-properties fo:font-variant="normal" fo:text-transform="none" fo:color="#333333" style:font-name="Times New Roman" fo:font-size="12pt" fo:letter-spacing="normal" fo:language="fr" fo:country="FR" fo:font-style="normal" fo:font-weight="bold" officeooo:rsid="001c7a97" officeooo:paragraph-rsid="001c7a97" style:font-size-asian="12pt" style:font-weight-asian="bold" style:font-size-complex="12pt" style:font-weight-complex="bold"/>
    </style:style>
    <style:style style:name="T1" style:family="text">
      <style:text-properties officeooo:rsid="001e67d5"/>
    </style:style>
    <style:style style:name="T2" style:family="text">
      <style:text-properties style:text-underline-style="solid" style:text-underline-width="auto" style:text-underline-color="font-color" fo:font-weight="bold" officeooo:rsid="001e67d5" style:font-weight-asian="bold" style:font-weight-complex="bold"/>
    </style:style>
    <style:style style:name="T3" style:family="text">
      <style:text-properties style:text-underline-style="none" fo:font-weight="bold" officeooo:rsid="001e67d5" style:font-weight-asian="bold" style:font-weight-complex="bold"/>
    </style:style>
    <style:style style:name="T4" style:family="text">
      <style:text-properties officeooo:rsid="00202935"/>
    </style:style>
    <style:style style:name="T5" style:family="text">
      <style:text-properties officeooo:rsid="0022efaf"/>
    </style:style>
    <style:style style:name="T6" style:family="text">
      <style:text-properties officeooo:rsid="002323f5"/>
    </style:style>
    <style:style style:name="T7" style:family="text">
      <style:text-properties officeooo:rsid="0024f345"/>
    </style:style>
    <style:style style:name="T8" style:family="text">
      <style:text-properties officeooo:rsid="0024fe38"/>
    </style:style>
    <style:style style:name="T9" style:family="text">
      <style:text-properties officeooo:rsid="0025c619"/>
    </style:style>
    <style:style style:name="T10" style:family="text">
      <style:text-properties officeooo:rsid="00271d44"/>
    </style:style>
    <style:style style:name="T11" style:family="text">
      <style:text-properties officeooo:rsid="0027ee50"/>
    </style:style>
    <style:style style:name="T12" style:family="text">
      <style:text-properties officeooo:rsid="002995e7"/>
    </style:style>
    <style:style style:name="T13" style:family="text">
      <style:text-properties officeooo:rsid="002c2b70"/>
    </style:style>
    <style:style style:name="T14" style:family="text">
      <style:text-properties officeooo:rsid="002c6b6e"/>
    </style:style>
    <style:style style:name="T15" style:family="text">
      <style:text-properties officeooo:rsid="002c9068"/>
    </style:style>
    <style:style style:name="T16" style:family="text">
      <style:text-properties officeooo:rsid="002ca74f"/>
    </style:style>
    <style:style style:name="T17" style:family="text">
      <style:text-properties officeooo:rsid="002e3456"/>
    </style:style>
    <style:style style:name="T18" style:family="text">
      <style:text-properties officeooo:rsid="002f8c78"/>
    </style:style>
    <style:style style:name="T19" style:family="text">
      <style:text-properties officeooo:rsid="003091bb"/>
    </style:style>
    <style:style style:name="T20" style:family="text">
      <style:text-properties officeooo:rsid="0031e80b"/>
    </style:style>
    <style:style style:name="T21" style:family="text">
      <style:text-properties officeooo:rsid="00334da0"/>
    </style:style>
    <style:style style:name="T22" style:family="text">
      <style:text-properties officeooo:rsid="0034069b"/>
    </style:style>
    <style:style style:name="T23" style:family="text">
      <style:text-properties officeooo:rsid="00351da3"/>
    </style:style>
    <style:style style:name="T24" style:family="text">
      <style:text-properties officeooo:rsid="0037f49b"/>
    </style:style>
    <style:style style:name="T25" style:family="text">
      <style:text-properties officeooo:rsid="003bc6dd"/>
    </style:style>
    <style:style style:name="T26" style:family="text">
      <style:text-properties officeooo:rsid="003fac25"/>
    </style:style>
    <style:style style:name="T27" style:family="text">
      <style:text-properties officeooo:rsid="004231d3"/>
    </style:style>
    <style:style style:name="T28" style:family="text">
      <style:text-properties officeooo:rsid="0043dd59"/>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F</text:p>
      <text:h text:style-name="P46" text:outline-level="5">Analyse d’un corpus de documents et mise en relation avec des ontologies de domaine</text:h>
      <text:p text:style-name="P15"/>
      <text:p text:style-name="P16"/>
      <text:p text:style-name="P1"><text:span text:style-name="T2">Objectif:</text:span><text:span text:style-name="T3"> </text:span></text:p>
      <text:p text:style-name="P1"><text:span text:style-name="T3"><text:tab/></text:span><text:span text:style-name="T1">A partir d'un corpus de documents issus du programme scolaire français, extraire les liens entre les documents, leurs similarités et les notions qui en ressortent. Dans un second temps, lier ces données statistiques et ces notions à des ontologies qui permettent de récupérer plus d'informations sur les notions principales et les entités nommées dans ces documents afin de faciliter la prise d'informations d'un utilisateur consultant ces données.</text:span></text:p>
      <text:p text:style-name="P16"/>
      <text:list xml:id="list8016847147758426105" text:style-name="L1">
        <text:list-item>
          <text:p text:style-name="P19"><text:span text:style-name="T5">E</text:span><text:span text:style-name="T4">xtraction des textes des documents</text:span></text:p>
        </text:list-item>
        <text:list-item>
          <text:p text:style-name="P19"><text:span text:style-name="T5">C</text:span><text:span text:style-name="T4">alculs des statistiques:</text:span></text:p>
        </text:list-item>
      </text:list>
      <text:list xml:id="list1796396899783046574" text:style-name="L2">
        <text:list-item>
          <text:list>
            <text:list-item>
              <text:list>
                <text:list-item>
                  <text:list>
                    <text:list-item>
                      <text:list>
                        <text:list-item>
                          <text:list>
                            <text:list-item>
                              <text:list>
                                <text:list-item>
                                  <text:list>
                                    <text:list-item>
                                      <text:list>
                                        <text:list-item>
                                          <text:p text:style-name="P43"><text:span text:style-name="T6"><text:s text:c="17"/>a) </text:span><text:span text:style-name="T5">P</text:span><text:span text:style-name="T4">ar document et dans le corpus (TFIDF de chaque mot)</text:span></text:p>
                                        </text:list-item>
                                      </text:list>
                                    </text:list-item>
                                  </text:list>
                                </text:list-item>
                              </text:list>
                            </text:list-item>
                          </text:list>
                        </text:list-item>
                      </text:list>
                    </text:list-item>
                  </text:list>
                </text:list-item>
              </text:list>
            </text:list-item>
          </text:list>
        </text:list-item>
        <text:list-item>
          <text:p text:style-name="P43"><text:span text:style-name="T6"><text:s text:c="17"/>b) </text:span><text:span text:style-name="T4">Entre les documents (calculs des similarités entre eux avec la distance cosine)</text:span></text:p>
        </text:list-item>
      </text:list>
      <text:p text:style-name="P2"><text:span text:style-name="T4">III. </text:span><text:span text:style-name="T6">Recherche d'informations avec des ontologies (utilisation de l'API Jena)</text:span></text:p>
      <text:p text:style-name="P20"><text:s text:c="11"/>a) Bloom</text:p>
      <text:p text:style-name="P20"><text:s text:c="11"/>b) DBpedia</text:p>
      <text:p text:style-name="P21">IV. Visualisation des données</text:p>
      <text:p text:style-name="P21"><text:s text:c="11"/>a) Dans un navigateur, utilisation d'outils de visualisation D3.js et jowl-lib pour les ontologies</text:p>
      <text:p text:style-name="P3"><text:span text:style-name="T7"><text:s text:c="11"/>b) Réécriture des documents avec </text:span><text:span text:style-name="T8">surlignage</text:span><text:span text:style-name="T7"> de mots</text:span></text:p>
      <text:p text:style-name="P17"/>
      <text:p text:style-name="P17"/>
      <text:p text:style-name="P13"><text:span text:style-name="T8">I. </text:span><text:span text:style-name="T5">E</text:span><text:span text:style-name="T4">xtraction des textes des documents</text:span></text:p>
      <text:p text:style-name="P23"/>
      <text:p text:style-name="P4"><text:span text:style-name="T9">Les documents fournis sont donnés en pdf et en pages web directement accessibles sur internet </text:span><text:span text:style-name="T10">sur le site du gouvernement</text:span><text:span text:style-name="T9">.</text:span></text:p>
      <text:p text:style-name="P24"/>
      <text:p text:style-name="P25">Le but est de récupérer les textes bruts de ces documents et de les stocker en format txt.</text:p>
      <text:p text:style-name="P24"/>
      <text:p text:style-name="P5"><text:span text:style-name="T12">- </text:span><text:span text:style-name="T11">Extraction des pdf avec PDFTextStream mais du coup perte des tableaux, même si on arrive à garder la logique du texte malgré la présence de colonnes.</text:span></text:p>
      <text:p text:style-name="P25"/>
      <text:p text:style-name="P5"><text:span text:style-name="T12">- </text:span><text:span text:style-name="T11">Extraction des fichiers HTML du web : on récupère un flux en se connectant à l'adresse URL donnée, et on réupère le texte brut en enlevant les balises entre le titre de la page et son pieds de page.</text:span></text:p>
      <text:p text:style-name="P25"/>
      <text:p text:style-name="P26">Ensuite, pour prévoir la récupération d'informations pertinentes à propos de chaque document du corpus, on doit nommer de manière normalisée les documents txt.</text:p>
      <text:p text:style-name="P26">Informations pertinentes :</text:p>
      <text:p text:style-name="P26">- classe</text:p>
      <text:p text:style-name="P26">- matière</text:p>
      <text:p text:style-name="P26">- groupe (collège ou lycée)</text:p>
      <text:p text:style-name="P26"/>
      <text:p text:style-name="P6"><text:span text:style-name="T14">Format du nom du fichier : </text:span><text:span text:style-name="T13">groupe_matière_classe.txt =&gt; possibilité de spliter le nom du fichier par la suite pour en extraire les informations.</text:span></text:p>
      <text:p text:style-name="P27"/>
      <text:p text:style-name="P27"/>
      <text:p text:style-name="P13"><text:span text:style-name="T8">II. </text:span><text:span text:style-name="T5">C</text:span><text:span text:style-name="T4">alculs des statistiques:</text:span></text:p>
      <text:p text:style-name="P28"/>
      <text:p text:style-name="P23"/>
      <text:p text:style-name="P30">Fréquence dans le corpus total</text:p>
      <text:p text:style-name="P23"/>
      <text:p text:style-name="P7"><text:span text:style-name="T15">TFIDF par mot </text:span><text:span text:style-name="T16">et par lemme</text:span><text:span text:style-name="T15"> par document : formule et intérêt =&gt; importance dans le doc/importance dans le corpus</text:span></text:p>
      <text:p text:style-name="P30"/>
      <text:p text:style-name="P31">intérêt des lemmes et types par lia_tagg =&gt;</text:p>
      <text:p text:style-name="P31">un verbe conjugué traduit une même action =&gt; augmentation de son poids dans les stats.</text:p>
      <text:p text:style-name="P8"><text:span text:style-name="T16">Des homonymes </text:span><text:span text:style-name="T17">pe</text:span><text:span text:style-name="T16">uvent avoir des sens différents : Tour, un tour , une tour =&gt; différents poids de comptage si on en connait le type.</text:span></text:p>
      <text:p text:style-name="P30"/>
      <text:p text:style-name="P7"><text:span text:style-name="T15">Distance cosine : formule et intérết =&gt; retrouver la matière d'un doc, rapprocher la consultat</text:span><text:span text:style-name="T18">i</text:span><text:span text:style-name="T15">on de 2 doc pouvant tra</text:span><text:span text:style-name="T16">t</text:span><text:span text:style-name="T15">ier de notions similaires</text:span></text:p>
      <text:p text:style-name="P30"/>
      <text:p text:style-name="P13"><text:span text:style-name="T4">III. </text:span><text:span text:style-name="T6">Recherche d'informations avec des ontologies (utilisation de l'API Jena)</text:span></text:p>
      <text:p text:style-name="P32"/>
      <text:p text:style-name="P33">filtrage avec lia_Tagg</text:p>
      <text:p text:style-name="P33">requêtes</text:p>
      <text:p text:style-name="P33">VINF pour dégager les notions importantes d'un doc</text:p>
      <text:p text:style-name="P33">entités nommées, pour avoir des liens dessus (personnes connues, lieux géographiques, événements...)</text:p>
      <text:p text:style-name="P44">IV. Visualisation des données</text:p>
      <text:p text:style-name="P29"/>
      <text:p text:style-name="P22"/>
      <text:p text:style-name="P31">D3.js pour l'inventaire des mots d'un doc (possibilités de filtrer par verbes, noms propres...)</text:p>
      <text:p text:style-name="P22"/>
      <text:p text:style-name="P34">JOWL-lib pour visualiser les ontologies sous forme d'arbre (Bloom pour les verbes, notions pour DBPedia)</text:p>
      <text:p text:style-name="P9"><text:span text:style-name="T19">Lien entre d3.js et JOWL </text:span><text:span text:style-name="T20">pour savoir quels mots sont présents dans le corpus ET dans l'ontologie et ainsi en trouver des infos complémentaires</text:span></text:p>
      <text:p text:style-name="P35"/>
      <text:p text:style-name="P36">=&gt; chercher les ontologies sur des personnes et des lieux pour les charger.</text:p>
      <text:p text:style-name="P10"><text:span text:style-name="T21">=&gt; filtrer : par verbes et par noms <text:s/></text:span><text:span text:style-name="T22">propres.</text:span></text:p>
      <text:p text:style-name="P37"/>
      <text:p text:style-name="P37"/>
      <text:p text:style-name="P38">Processus d'extraction des données :</text:p>
      <text:p text:style-name="P39">Pb d'encodages rencontrés UTF-8 pour les caractères spéciaux, caractères ASCII pour les pages HTML</text:p>
      <text:p text:style-name="P39">Pb pdf-images en langue</text:p>
      <text:p text:style-name="P39">Pb colonnes et tableaux perdus lors des conversions des pdf vers html</text:p>
      <text:p text:style-name="P39"/>
      <text:p text:style-name="P40">renommage des fichiers : groupe_matière_classe</text:p>
      <text:p text:style-name="P39"/>
      <text:p text:style-name="P41">Page HTML sur un site =&gt; txt et html =&gt; statistiques faites sur le txt pour en faire le JSON et le visualiser en javascript avec d3.js/surlignages sur le html pour réaffichage de la page</text:p>
      <text:p text:style-name="P41"/>
      <text:p text:style-name="P12"><text:span text:style-name="T23">!!!!!S</text:span><text:span text:style-name="T25">urlignage : les noms des docs sont mélangés</text:span></text:p>
      <text:p text:style-name="P39"/>
      <text:p text:style-name="P39"/>
      <text:p text:style-name="P42">Page PDF =&gt; txt =&gt; statistiques </text:p>
      <text:p text:style-name="P11"><text:span text:style-name="T24">pb pour les passer en html </text:span><text:span text:style-name="T26">(solution un à un avec un convertisseur online) </text:span></text:p>
      <text:p text:style-name="P22"/>
      <text:p text:style-name="P22"/>
      <text:p text:style-name="P45"/>
      <text:p text:style-name="P22"/>
      <text:p text:style-name="P16">DONE : </text:p>
      <text:p text:style-name="P16">- téléchargement du cloud data </text:p>
      <text:p text:style-name="P16">- programme d'extraction du texte d'un pdf (en java) </text:p>
      <text:p text:style-name="P16">- familiarisation avec html et javascript </text:p>
      <text:p text:style-name="P16"/>
      <text:p text:style-name="P16"/>
      <text:p text:style-name="P16">***********************Mardi 18 juin: </text:p>
      <text:p text:style-name="P16">-Extraction des textes bruts de la majorité des sources pdf et HTML(qques bugs notamment pour les pdf concernant les langues, ou mal encodés) </text:p>
      <text:p text:style-name="P16">-Sauvegarde de ces nouvelles sources en format txt </text:p>
      <text:p text:style-name="P16">-Lecture des fichiers dans le but de compter les mots (problèmes de séparation des mots sous eclipse) </text:p>
      <text:p text:style-name="P16">-Regard sur SPARQL/DBpedia et Lia_tagg pour par la suite tagger les mots dans ls phrases </text:p>
      <text:p text:style-name="P16">-lia tagg (conseillé par Chloé) </text:p>
      <text:p text:style-name="P16">(nlp standford de coté car moins pertinent) </text:p>
      <text:p text:style-name="P16">-calcul de TFIDF </text:p>
      <text:p text:style-name="P16">-git mis en place pour le projet </text:p>
      <text:p text:style-name="P16">-commande unix pour executer lia_tagg dans eclipse (à fins d'exploitation) </text:p>
      <text:p text:style-name="P16"/>
      <text:p text:style-name="P16"/>
      <text:p text:style-name="P16">-mots taggés pour garder plus le sens que la conjugaison des mots employés dans le corpus </text:p>
      <text:p text:style-name="P16">-comptez les lemmes différents du corpus </text:p>
      <text:p text:style-name="P16">-tri des occurences des lemmes (observations : les mots qui resortent le plus souvent sont, comme prévu les articles et mots de liaisons + élève, permettre, étude, enseignement) </text:p>
      <text:p text:style-name="P16">=&gt;amélioration à envisager: filtrage par type de mot (ne pas afficher les déterminants </text:p>
      <text:p text:style-name="P16">=&gt;filtrer également quelques parasites (&lt;\s&gt; introduits dans le texte par lia_Tagg) </text:p>
      <text:p text:style-name="P16">-éviter de créer un fichier tagged =&gt; résolu </text:p>
      <text:p text:style-name="P16">******************************************************************************************************************* </text:p>
      <text:p text:style-name="P16"/>
      <text:p text:style-name="P16">***********************Jeudi 20 juin </text:p>
      <text:p text:style-name="P16">-relation entre documents pour calculer leurs similarités les uns par rapport aux autres </text:p>
      <text:p text:style-name="P16">-possibilité de filtrer les mots pour ne pas baser les statistiques sur des mots inutiles, ou inintéressants, comme les déterminants ou les conjonctions par exemple. </text:p>
      <text:p text:style-name="P16">ceci est obtenu en ajoutant un attribut booléen à chaque mot : filtered, true: le mot est filtré, false:le mot est comptabilisé dans les opération de statistiques. </text:p>
      <text:p text:style-name="P16">-option de comptage des mots pour réaliser les stats: </text:p>
      <text:p text:style-name="P16"><text:tab/>1: occurences des mots </text:p>
      <text:p text:style-name="P16"><text:tab/>2: TFIDF des mots </text:p>
      <text:p text:style-name="P16"><text:tab/>3: occurence des lemmes =&gt; la similarité entre 2documents est unique quelque soit le corpus </text:p>
      <text:p text:style-name="P16"><text:tab/>4: TFIDF des lemmes =&gt; lien entre les doc plus pertinents (les docs sont plus proches) pour des doc de même matière =&gt; la simlarité entre chaque document dépend du corpus de textex </text:p>
      <text:p text:style-name="P16"/>
      <text:p text:style-name="P16">-liste des mots à écarter (filtered des types) </text:p>
      <text:p text:style-name="P16">-formule de la TFIDF :intéret: par rapport au corpus et par rapport à un doc </text:p>
      <text:p text:style-name="P16">"Le codage TF × IDF ne corrige pas la longueur des documents. Pour ce faire, le codage TFC est similaire à celui de TF×IDF : mais, il corrige la longueur des textes par la normalisation en cosinus, afin de ne pas favoriser les documents les plus longs. [Rad, 2003]." </text:p>
      <text:p text:style-name="P16"><text:soft-page-break/><text:s/></text:p>
      <text:p text:style-name="P16">-formule de la distance cosine entre les documents pour déterminer les similarités entre 2documents du corpus (pondération entre 0 et 1(100% de similarité)) </text:p>
      <text:p text:style-name="P16"/>
      <text:p text:style-name="P16">*reste à faire: trier les résultats de similarité par ordre croissant pour voir plus facilement. Mais non nécessaire? pour l'instant </text:p>
      <text:p text:style-name="P16">*remarques: selon les options de comptages (par lemme, par mot et par occurence ou TFIDF) on obtient des stats relativement différentes lorsqu'on compare les doc entre eux, mais on remarque que la tendance générales est souvent la même: les documents ressemblent le plus souvent aux autres documents de la même matière. </text:p>
      <text:p text:style-name="P16"/>
      <text:p text:style-name="P16"/>
      <text:p text:style-name="P16"/>
      <text:p text:style-name="P16">Nouvel objectif: rdfa sur les documents, cad rajouter des balises sur des mots qui nous intéressent (stats, compétences sur les verbes, entités nommées, liens entre documents...) pour revisualiser les doc avec des infos en plus pour les utilisateurs. </text:p>
      <text:p text:style-name="P16">******************************************************************************************************************* </text:p>
      <text:p text:style-name="P16"/>
      <text:p text:style-name="P16">***********************Vendredi 21 juin </text:p>
      <text:p text:style-name="P16">-json creator pour créer le json source de l'affichage d3 BLOOM verbe </text:p>
      <text:p text:style-name="P16">-colorisation des verbes d'un document html BLOOM </text:p>
      <text:p text:style-name="P16">-utilisation de la librairie javascipt pour visualiser une ontologie .owl : jowl-lib.js utilisée pour les verbes avec BLOOM onto </text:p>
      <text:p text:style-name="P16"/>
      <text:p text:style-name="P16">******************************************************************************************************************* </text:p>
      <text:p text:style-name="P16"/>
      <text:p text:style-name="P18">***********************<text:span text:style-name="T27">Lundi</text:span> 2<text:span text:style-name="T27">4</text:span> juin </text:p>
      <text:p text:style-name="P16"/>
      <text:p text:style-name="P18"><text:span text:style-name="T27">- visu des stats pour chaque mot avec d3</text:span></text:p>
      <text:p text:style-name="P18"><text:span text:style-name="T27">- surlignage d'autre chose en plus que les verbes, mise en place de classes css</text:span></text:p>
      <text:p text:style-name="P18"><text:span text:style-name="T27">- rehiérarchisation des docs (mélange pdf html) et renommage correct</text:span></text:p>
      <text:p text:style-name="P18">******************************************************************************************************************* </text:p>
      <text:p text:style-name="P18"/>
      <text:p text:style-name="P18"/>
      <text:p text:style-name="P18"><text:span text:style-name="T27">TODO :</text:span></text:p>
      <text:p text:style-name="P18"><text:span text:style-name="T27">- similarités entre doc :trouver un moyen de le montrer</text:span><text:span text:style-name="T28">=&gt; ordonner les docs les plus similaires</text:span></text:p>
      <text:p text:style-name="P18"><text:span text:style-name="T27">- tfidf à surligner:seuil du corpus</text:span></text:p>
      <text:p text:style-name="P16"/>
      <text:p text:style-name="P16"/>
      <text:p text:style-name="P16">TODO: </text:p>
      <text:p text:style-name="P16">En visu: </text:p>
      <text:p text:style-name="P16">-verbes: liens entre ontologie et d3 </text:p>
      <text:p text:style-name="P16">-entités nommées si LIA_NE fonctionne </text:p>
      <text:p text:style-name="P16">-tfidf du corpus, tfidf par document, similarité entre doc (liste décroissante et visualisation couleur des 5 premiers okus proches par exemple) </text:p>
      <text:p text:style-name="P16">-position géo, wiki page des mots propres </text:p>
      <text:p text:style-name="P16"><text:soft-page-break/>-compléter l'ontologie Bloom : avec de nouveaux vb à nous, lien vers autres doc ayant le même verbe <text:s/></text:p>
      <text:p text:style-name="P16"/>
      <text:p text:style-name="P16">-extraction de données pertinentes (étiquetteur)=&gt; récup du lemme des mots et de leur type </text:p>
      <text:p text:style-name="P16">-comment visualiser les données de manière pertinente? pas trop d'info d'un coup </text:p>
      <text:p text:style-name="P16"/>
      <text:p text:style-name="P16"/>
      <text:p text:style-name="P16">OBJECTIF, ou NOTION A RECUPERER </text:p>
      <text:p text:style-name="P16">-VINF : rechercher les compétences demandées dans un programme </text:p>
      <text:p text:style-name="P16">-dates=&gt; perso historiques, batailles... </text:p>
      <text:p text:style-name="P16">-localisation </text:p>
      <text:p text:style-name="P16">-théorèmes=&gt;scientifiques,notions </text:p>
      <text:p text:style-name="P16"><text:s/></text:p>
      <text:p text:style-name="P16">-distance entre documents (définir leur matière à partir de l'analyse des ressemblances avec le corpus) </text:p>
      <text:p text:style-name="P16">-détecteur d'entités nommées <text:span text:style-name="T28">=&gt; pseudo résolu avec lia tagg : noms propres ou inconnus commencant pas une majuscule ?</text:span></text:p>
      <text:p text:style-name="P16"/>
      <text:p text:style-name="P16">filtrer: </text:p>
      <text:p text:style-name="P16">-filtrer mots inutiles grâce aux lemmes </text:p>
      <text:p text:style-name="P16">-enlever les &lt;\s&gt; (présent dans les lemmes) (filtrage sur les ZTRM) </text:p>
      <text:p text:style-name="P16">-filtrer determinants... </text:p>
      <text:p text:style-name="P16"/>
      <text:p text:style-name="P16">**pouvoir faire ressortir les mots/lemmes </text:p>
      <text:p text:style-name="P16">-par doc </text:p>
      <text:p text:style-name="P16">-par matière </text:p>
      <text:p text:style-name="P16">**faire les différences entre classe/matières </text:p>
      <text:p text:style-name="P16">(distance entre les tfidf des mots des doc (un vecteur de tfidf par doc)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e </meta:initial-creator>
    <meta:creation-date>2013-06-22T14:34:19</meta:creation-date>
    <dc:date>2013-06-24T10:08:28</dc:date>
    <dc:creator>alice </dc:creator>
    <meta:editing-duration>PT3H15M51S</meta:editing-duration>
    <meta:editing-cycles>39</meta:editing-cycles>
    <meta:generator>LibreOffice/4.0.2.2$Linux_x86 LibreOffice_project/400m0$Build-2</meta:generator>
    <meta:document-statistic meta:table-count="0" meta:image-count="0" meta:object-count="0" meta:page-count="8" meta:paragraph-count="130" meta:word-count="1477" meta:character-count="9769" meta:non-whitespace-character-count="8265"/>
  </office:meta>
</office:document-meta>
</file>